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6632" officeooo:paragraph-rsid="0004663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46632" officeooo:paragraph-rsid="0004663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064e8b"/>
    </style:style>
    <style:style style:name="P4" style:family="paragraph" style:parent-style-name="Standard">
      <style:paragraph-properties fo:text-align="start" style:justify-single-word="false"/>
      <style:text-properties officeooo:paragraph-rsid="000b085a"/>
    </style:style>
    <style:style style:name="P5" style:family="paragraph" style:parent-style-name="Standard">
      <style:paragraph-properties fo:text-align="start" style:justify-single-word="false"/>
      <style:text-properties officeooo:paragraph-rsid="000f1f82"/>
    </style:style>
    <style:style style:name="P6" style:family="paragraph" style:parent-style-name="Standard">
      <style:paragraph-properties fo:text-align="start" style:justify-single-word="false"/>
      <style:text-properties officeooo:paragraph-rsid="001004cf"/>
    </style:style>
    <style:style style:name="P7" style:family="paragraph" style:parent-style-name="Standard">
      <style:paragraph-properties fo:text-align="center" style:justify-single-word="false"/>
      <style:text-properties fo:font-size="15pt" fo:font-weight="normal" officeooo:rsid="00046632" officeooo:paragraph-rsid="00046632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weight="normal" officeooo:rsid="00046632" officeooo:paragraph-rsid="00046632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fo:font-weight="normal" officeooo:rsid="000531dd" officeooo:paragraph-rsid="000531dd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fo:font-weight="normal" officeooo:rsid="0007dea1" officeooo:paragraph-rsid="0007dea1" style:font-size-asian="13.1000003814697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fo:font-weight="normal" officeooo:rsid="00064e8b" officeooo:paragraph-rsid="00064e8b" style:font-size-asian="13.1000003814697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5pt" fo:font-weight="normal" officeooo:rsid="000a5a42" officeooo:paragraph-rsid="00064e8b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fo:font-weight="normal" officeooo:rsid="000a5a42" officeooo:paragraph-rsid="000a5a42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fo:font-weight="normal" officeooo:rsid="000b085a" officeooo:paragraph-rsid="000b085a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fo:font-weight="normal" officeooo:paragraph-rsid="000b085a" style:font-size-asian="13.1000003814697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5pt" fo:font-weight="normal" officeooo:rsid="000ba226" officeooo:paragraph-rsid="000ba226" style:font-size-asian="13.1000003814697pt" style:font-weight-asian="normal" style:font-size-complex="15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5pt" fo:font-weight="bold" officeooo:rsid="000e15ef" officeooo:paragraph-rsid="000e15ef" style:font-size-asian="13.1000003814697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5pt" fo:font-weight="bold" officeooo:rsid="0010a627" officeooo:paragraph-rsid="0010a627" style:font-size-asian="13.1000003814697pt" style:font-weight-asian="bold" style:font-size-complex="15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5pt" fo:language="en" fo:country="US" fo:font-weight="bold" officeooo:rsid="00046632" officeooo:paragraph-rsid="00046632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rsid="000a5a42" officeooo:paragraph-rsid="000a5a42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0531dd" officeooo:paragraph-rsid="000531dd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064e8b" officeooo:paragraph-rsid="00064e8b" style:font-weight-asian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5pt" officeooo:rsid="00046632" officeooo:paragraph-rsid="00046632" style:font-size-asian="15pt" style:font-size-complex="15pt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5pt" fo:font-weight="normal" officeooo:rsid="00046632" officeooo:paragraph-rsid="00046632" style:font-size-asian="15pt" style:font-weight-asian="normal" style:font-size-complex="15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5pt" fo:font-weight="normal" officeooo:rsid="000531dd" officeooo:paragraph-rsid="000531dd" style:font-size-asian="15pt" style:font-weight-asian="normal" style:font-size-complex="15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15pt" fo:font-weight="normal" officeooo:rsid="0007dea1" officeooo:paragraph-rsid="0007dea1" style:font-size-asian="13.1000003814697pt" style:font-weight-asian="normal" style:font-size-complex="15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fo:font-size="15pt" fo:font-weight="normal" officeooo:rsid="000b085a" officeooo:paragraph-rsid="000b085a" style:font-size-asian="13.1000003814697pt" style:font-weight-asian="normal" style:font-size-complex="15pt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fo:font-size="15pt" fo:font-weight="normal" officeooo:rsid="000b085a" officeooo:paragraph-rsid="000b085a" style:font-size-asian="13.1000003814697pt" style:font-weight-asian="normal" style:font-size-complex="15pt" style:font-weight-complex="normal"/>
    </style:style>
    <style:style style:name="P29" style:family="paragraph" style:parent-style-name="Standard" style:list-style-name="L6">
      <style:paragraph-properties fo:text-align="start" style:justify-single-word="false"/>
      <style:text-properties fo:font-size="15pt" fo:font-weight="normal" officeooo:rsid="000ba226" officeooo:paragraph-rsid="000ba226" style:font-size-asian="13.1000003814697pt" style:font-weight-asian="normal" style:font-size-complex="15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5pt" fo:font-weight="normal" officeooo:rsid="000f1f82" officeooo:paragraph-rsid="000f1f82" style:font-size-asian="13.1000003814697pt" style:font-weight-asian="normal" style:font-size-complex="15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5pt" fo:font-weight="normal" officeooo:rsid="0010a627" officeooo:paragraph-rsid="0010a627" style:font-size-asian="13.1000003814697pt" style:font-weight-asian="normal" style:font-size-complex="15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5pt" fo:font-weight="normal" officeooo:rsid="001004cf" officeooo:paragraph-rsid="001004cf" style:font-size-asian="13.1000003814697pt" style:font-weight-asian="normal" style:font-size-complex="15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5pt" fo:font-weight="bold" officeooo:rsid="0013867c" officeooo:paragraph-rsid="0013867c" style:font-size-asian="13.1000003814697pt" style:font-weight-asian="bold" style:font-size-complex="15pt" style:font-weight-complex="bold"/>
    </style:style>
    <style:style style:name="P34" style:family="paragraph" style:parent-style-name="Standard" style:list-style-name="L4">
      <style:paragraph-properties fo:text-align="start" style:justify-single-word="false"/>
      <style:text-properties officeooo:paragraph-rsid="000b085a"/>
    </style:style>
    <style:style style:name="P35" style:family="paragraph" style:parent-style-name="Standard">
      <style:paragraph-properties fo:text-align="start" style:justify-single-word="false"/>
      <style:text-properties officeooo:paragraph-rsid="0013867c"/>
    </style:style>
    <style:style style:name="P36" style:family="paragraph" style:parent-style-name="Standard" style:list-style-name="L7">
      <style:paragraph-properties fo:text-align="start" style:justify-single-word="false"/>
      <style:text-properties officeooo:paragraph-rsid="0013867c"/>
    </style:style>
    <style:style style:name="P37" style:family="paragraph" style:parent-style-name="Standard" style:list-style-name="L8">
      <style:paragraph-properties fo:text-align="start" style:justify-single-word="false"/>
      <style:text-properties officeooo:paragraph-rsid="0013867c"/>
    </style:style>
    <style:style style:name="P38" style:family="paragraph" style:parent-style-name="Standard" style:list-style-name="L9">
      <style:paragraph-properties fo:text-align="start" style:justify-single-word="false"/>
      <style:text-properties officeooo:paragraph-rsid="0013867c"/>
    </style:style>
    <style:style style:name="P39" style:family="paragraph" style:parent-style-name="Standard">
      <style:paragraph-properties fo:text-align="start" style:justify-single-word="false"/>
      <style:text-properties officeooo:rsid="0013867c" officeooo:paragraph-rsid="0013867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5a42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5pt" fo:font-weight="normal" officeooo:rsid="00064e8b" style:font-size-asian="15pt" style:font-weight-asian="normal" style:font-size-complex="15pt" style:font-weight-complex="normal"/>
    </style:style>
    <style:style style:name="T5" style:family="text">
      <style:text-properties fo:font-size="15pt" fo:font-weight="normal" officeooo:rsid="0007dea1" style:font-size-asian="15pt" style:font-weight-asian="normal" style:font-size-complex="15pt" style:font-weight-complex="normal"/>
    </style:style>
    <style:style style:name="T6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7" style:family="text">
      <style:text-properties fo:font-size="15pt" fo:font-weight="normal" officeooo:rsid="00064e8b" style:font-size-asian="13.1000003814697pt" style:font-weight-asian="normal" style:font-size-complex="15pt" style:font-weight-complex="normal"/>
    </style:style>
    <style:style style:name="T8" style:family="text">
      <style:text-properties fo:font-size="15pt" fo:font-weight="normal" officeooo:rsid="0008da54" style:font-size-asian="13.1000003814697pt" style:font-weight-asian="normal" style:font-size-complex="15pt" style:font-weight-complex="normal"/>
    </style:style>
    <style:style style:name="T9" style:family="text">
      <style:text-properties fo:font-size="15pt" fo:font-weight="normal" officeooo:rsid="000a5a42" style:font-size-asian="13.1000003814697pt" style:font-weight-asian="normal" style:font-size-complex="15pt" style:font-weight-complex="normal"/>
    </style:style>
    <style:style style:name="T10" style:family="text">
      <style:text-properties fo:font-size="15pt" fo:font-weight="normal" officeooo:rsid="000b085a" style:font-size-asian="13.1000003814697pt" style:font-weight-asian="normal" style:font-size-complex="15pt" style:font-weight-complex="normal"/>
    </style:style>
    <style:style style:name="T11" style:family="text">
      <style:text-properties fo:font-size="15pt" fo:font-weight="normal" officeooo:rsid="000ba226" style:font-size-asian="13.1000003814697pt" style:font-weight-asian="normal" style:font-size-complex="15pt" style:font-weight-complex="normal"/>
    </style:style>
    <style:style style:name="T12" style:family="text">
      <style:text-properties fo:font-size="15pt" fo:font-weight="normal" officeooo:rsid="000f1f82" style:font-size-asian="13.1000003814697pt" style:font-weight-asian="normal" style:font-size-complex="15pt" style:font-weight-complex="normal"/>
    </style:style>
    <style:style style:name="T13" style:family="text">
      <style:text-properties fo:font-size="15pt" fo:font-weight="normal" officeooo:rsid="001004cf" style:font-size-asian="13.1000003814697pt" style:font-weight-asian="normal" style:font-size-complex="15pt" style:font-weight-complex="normal"/>
    </style:style>
    <style:style style:name="T14" style:family="text">
      <style:text-properties fo:font-size="15pt" fo:font-weight="normal" officeooo:rsid="0010a627" style:font-size-asian="13.1000003814697pt" style:font-weight-asian="normal" style:font-size-complex="15pt" style:font-weight-complex="normal"/>
    </style:style>
    <style:style style:name="T15" style:family="text">
      <style:text-properties fo:font-size="15pt" fo:font-weight="bold" officeooo:rsid="00064e8b" style:font-size-asian="15pt" style:font-weight-asian="bold" style:font-size-complex="15pt" style:font-weight-complex="bold"/>
    </style:style>
    <style:style style:name="T16" style:family="text">
      <style:text-properties fo:font-size="15pt" fo:language="en" fo:country="US" fo:font-weight="normal" style:font-size-asian="13.1000003814697pt" style:font-weight-asian="normal" style:font-size-complex="15pt" style:font-weight-complex="normal"/>
    </style:style>
    <style:style style:name="T17" style:family="text">
      <style:text-properties fo:font-size="15pt" fo:language="en" fo:country="US" fo:font-weight="normal" officeooo:rsid="0013867c" style:font-size-asian="13.1000003814697pt" style:font-weight-asian="normal" style:font-size-complex="15pt" style:font-weight-complex="normal"/>
    </style:style>
    <style:style style:name="T18" style:family="text">
      <style:text-properties fo:language="en" fo:country="US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9">Documentation.</text:p>
      <text:p text:style-name="P1"/>
      <text:p text:style-name="P8">There are three interfaces for different type of users:</text:p>
      <text:p text:style-name="P8"/>
      <text:list xml:id="list1578923896" text:style-name="L1">
        <text:list-item>
          <text:p text:style-name="P23"><text:span text:style-name="T3">The first interface is for </text:span><text:span text:style-name="T1">Clients</text:span></text:p>
        </text:list-item>
        <text:list-item>
          <text:p text:style-name="P23">The second is for <text:span text:style-name="T1">Workers</text:span></text:p>
        </text:list-item>
        <text:list-item>
          <text:p text:style-name="P24">And the third is for <text:span text:style-name="T1">Administrator</text:span></text:p>
        </text:list-item>
      </text:list>
      <text:p text:style-name="P2"/>
      <text:p text:style-name="P2"/>
      <text:p text:style-name="P2"/>
      <text:p text:style-name="P7"><text:span text:style-name="T1">Ap</text:span><text:span text:style-name="T2">p</text:span><text:span text:style-name="T1">lication for Customers.</text:span></text:p>
      <text:p text:style-name="P1"/>
      <text:p text:style-name="P9">So, the first step for client will be <text:span text:style-name="T1">registration</text:span>. <text:s/>At registration page customer have to fill the registration form with the following fields:</text:p>
      <text:p text:style-name="P9"><text:tab/><text:tab/></text:p>
      <text:list xml:id="list4240793160" text:style-name="L2">
        <text:list-item>
          <text:p text:style-name="P25">Email (This field must be unique)</text:p>
        </text:list-item>
        <text:list-item>
          <text:p text:style-name="P25">First name</text:p>
        </text:list-item>
        <text:list-item>
          <text:p text:style-name="P25">Last name</text:p>
        </text:list-item>
        <text:list-item>
          <text:p text:style-name="P25">Phone number</text:p>
        </text:list-item>
        <text:list-item>
          <text:p text:style-name="P25">Password</text:p>
        </text:list-item>
      </text:list>
      <text:p text:style-name="P21"/>
      <text:p text:style-name="P3"><text:span text:style-name="T5">The client</text:span><text:span text:style-name="T4"> can </text:span><text:span text:style-name="T5">also</text:span><text:span text:style-name="T4"> continue without registering, </text:span><text:span text:style-name="T15">but users who are not registered cannot leave a feedback after visits and check the history of visits</text:span><text:span text:style-name="T4">.</text:span></text:p>
      <text:p text:style-name="P22"/>
      <text:p text:style-name="P10">Of course i have to tell about login, so , if client has the account , the client can log in, The client should fill the login form which consists of following fields:</text:p>
      <text:p text:style-name="P10"/>
      <text:list xml:id="list4067870913" text:style-name="L3">
        <text:list-item>
          <text:p text:style-name="P26">Email</text:p>
        </text:list-item>
        <text:list-item>
          <text:p text:style-name="P26">Password<text:tab/><text:tab/><text:tab/><text:tab/> </text:p>
        </text:list-item>
      </text:list>
      <text:p text:style-name="P11"/>
      <text:p text:style-name="P3"><text:span text:style-name="T7">After registration, a client profile is created. </text:span><text:span text:style-name="T8">The client profile displays information about the client( his id, email), feedback and visits to the client, and there is a button to log out. </text:span><text:span text:style-name="T9">And if user have an active service, it will be showed at his page.</text:span></text:p>
      <text:p text:style-name="P12"/>
      <text:p text:style-name="P13">The next part of application for clients is order a service.</text:p>
      <text:p text:style-name="P20"><text:span text:style-name="T6">Well, to order a service, client have to fill the form which consi</text:span><text:span text:style-name="T10">s</text:span><text:span text:style-name="T6">ts of fields:</text:span></text:p>
      <text:list xml:id="list1548215872" text:style-name="L4">
        <text:list-item>
          <text:p text:style-name="P27"><text:s/>Choose a service</text:p>
        </text:list-item>
        <text:list-item>
          <text:p text:style-name="P27"><text:s/>Barber</text:p>
        </text:list-item>
        <text:list-item>
          <text:p text:style-name="P27"><text:s/>Date</text:p>
        </text:list-item>
        <text:list-item>
          <text:p text:style-name="P34"><text:span text:style-name="T10"><text:s/>Time</text:span><text:span text:style-name="T9"><text:tab/><text:tab/></text:span></text:p>
        </text:list-item>
      </text:list>
      <text:p text:style-name="P4"><text:soft-page-break/><text:span text:style-name="T9">I</text:span><text:span text:style-name="T10">f service is ordered by </text:span><text:span text:style-name="T11">an</text:span><text:span text:style-name="T10"> </text:span><text:span text:style-name="T11">un</text:span><text:span text:style-name="T10">registered user, then , </text:span><text:span text:style-name="T11">the </text:span><text:span text:style-name="T10">unregistered client have to specify this data:</text:span></text:p>
      <text:list xml:id="list1740321774" text:style-name="L5">
        <text:list-item>
          <text:p text:style-name="P28">First name</text:p>
        </text:list-item>
        <text:list-item>
          <text:p text:style-name="P28">Last name</text:p>
        </text:list-item>
        <text:list-item>
          <text:p text:style-name="P28">Phone number</text:p>
        </text:list-item>
        <text:list-item>
          <text:p text:style-name="P28">Email</text:p>
        </text:list-item>
      </text:list>
      <text:p text:style-name="P14"/>
      <text:p text:style-name="P4"><text:span text:style-name="T6">And after filling </text:span><text:span text:style-name="T11">out </text:span><text:span text:style-name="T6">this form </text:span><text:span text:style-name="T11">to </text:span><text:span text:style-name="T6">order </text:span><text:span text:style-name="T11">the</text:span><text:span text:style-name="T6"> service.</text:span></text:p>
      <text:p text:style-name="P15"/>
      <text:p text:style-name="P16">After visiting the customer can leave the feedback. This form is represented by the following <text:span text:style-name="T18">fields</text:span>:</text:p>
      <text:list xml:id="list2032201373" text:style-name="L6">
        <text:list-item>
          <text:p text:style-name="P29">Opinion, impression after visit</text:p>
        </text:list-item>
        <text:list-item>
          <text:p text:style-name="P29"><text:span text:style-name="T18">Submit</text:span> button<text:tab/></text:p>
        </text:list-item>
      </text:list>
      <text:p text:style-name="P16"/>
      <text:p text:style-name="P16"/>
      <text:p text:style-name="P17">Application for Workers</text:p>
      <text:p text:style-name="P17"/>
      <text:p text:style-name="P18">Workers <text:span text:style-name="T18">accounts</text:span> will be created by administrator.</text:p>
      <text:p text:style-name="P17"/>
      <text:p text:style-name="P5"><text:span text:style-name="T12">So, at this part everything is simple. Worker, that is barber, can look through his work schedule, and </text:span><text:span text:style-name="T13">look</text:span><text:span text:style-name="T12"> feedbacks </text:span><text:span text:style-name="T14">about himself</text:span><text:span text:style-name="T12"> from users. </text:span></text:p>
      <text:p text:style-name="P30"/>
      <text:p text:style-name="P6"><text:span text:style-name="T12">A</text:span><text:span text:style-name="T13">lso the worker can look amount of clients today or tomorrow, in general, at different days. If the client, who is signed up for a haircut, is registered, the worker can watch the client's account.</text:span></text:p>
      <text:p text:style-name="P31"><text:s text:c="2"/></text:p>
      <text:p text:style-name="P32"/>
      <text:p text:style-name="P32"/>
      <text:p text:style-name="P33">Application for Adminitsrator</text:p>
      <text:p text:style-name="P33"/>
      <text:p text:style-name="P35"><text:span text:style-name="T17">At first, administrator has two interfaces:</text:span></text:p>
      <text:list xml:id="list3908106453" text:style-name="L7">
        <text:list-item>
          <text:p text:style-name="P36"><text:span text:style-name="T17">Django administration panel – for working with models(tables) and worker’s accounts.</text:span></text:p>
        </text:list-item>
        <text:list-item>
          <text:p text:style-name="P36"><text:span text:style-name="T17">Which is created by myself.</text:span></text:p>
        </text:list-item>
      </text:list>
      <text:p text:style-name="P35"><text:span text:style-name="T17"/></text:p>
      <text:p text:style-name="P39"><text:span text:style-name="T16">And It is necessary to explain in great detail about second point.</text:span></text:p>
      <text:p text:style-name="P39"><text:span text:style-name="T16"/></text:p>
      <text:p text:style-name="P39"><text:span text:style-name="T16">So, the first thing is the list of workers – to look the amount of workers, and who works today.</text:span></text:p>
      <text:p text:style-name="P39"><text:span text:style-name="T16"/></text:p>
      <text:p text:style-name="P35"><text:span text:style-name="T17">The second is a form for creating a service. Well, what I mean: </text:span></text:p>
      <text:p text:style-name="P39"><text:span text:style-name="T16"><text:tab/>It is a page with form where will be a form with fields:</text:span></text:p>
      <text:list xml:id="list3192287073" text:style-name="L8">
        <text:list-item>
          <text:p text:style-name="P37"><text:soft-page-break/><text:span text:style-name="T17"><text:s/>Name of service</text:span></text:p>
        </text:list-item>
        <text:list-item>
          <text:p text:style-name="P37"><text:span text:style-name="T17">Description</text:span></text:p>
        </text:list-item>
        <text:list-item>
          <text:p text:style-name="P37"><text:span text:style-name="T17">Price</text:span></text:p>
        </text:list-item>
      </text:list>
      <text:p text:style-name="P35"><text:span text:style-name="T17"/></text:p>
      <text:p text:style-name="P39"><text:span text:style-name="T16">Also the administrator does the work schedule. This form consists of fields:</text:span></text:p>
      <text:list xml:id="list3385475784" text:style-name="L9">
        <text:list-item>
          <text:p text:style-name="P38"><text:span text:style-name="T17">Worker</text:span></text:p>
        </text:list-item>
        <text:list-item>
          <text:p text:style-name="P38"><text:span text:style-name="T17">Day</text:span></text:p>
        </text:list-item>
        <text:list-item>
          <text:p text:style-name="P38"><text:span text:style-name="T17">Time<text:tab/></text:span></text:p>
        </text:list-item>
      </text:list>
      <text:p text:style-name="P35"><text:span text:style-name="T17"/></text:p>
      <text:p text:style-name="P35"><text:span text:style-name="T17"><text:tab/></text:span></text:p>
      <text:p text:style-name="P39"><text:span text:style-name="T16">The last thing is mark customer visit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size="15pt" style:font-size-asian="13.1000003814697pt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7T15:52:33.656821663</meta:creation-date>
    <dc:date>2023-01-08T10:42:41.172705619</dc:date>
    <meta:editing-duration>PT1H55M37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3" meta:paragraph-count="55" meta:word-count="466" meta:character-count="2616" meta:non-whitespace-character-count="2205"/>
  </office:meta>
</office:document-meta>
</file>